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4"/>
        <table:table-column table:style-name="co4" table:default-cell-style-name="ce9"/>
        <table:table-column table:style-name="co4" table:default-cell-style-name="ce4"/>
        <table:table-column table:style-name="co4" table:number-columns-repeated="54" table:default-cell-style-name="Default"/>
        <table:table-row table:style-name="ro1">
          <table:table-cell table:style-name="ce2" table:number-columns-repeated="3"/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Supplier</text:p>
          </table:table-cell>
          <table:table-cell table:style-name="ce5" office:value-type="string" calcext:value-type="string">
            <text:p>Order No</text:p>
          </table:table-cell>
          <table:table-cell table:style-name="ce3" office:value-type="string" calcext:value-type="string">
            <text:p>Qtty in pack</text:p>
          </table:table-cell>
          <table:table-cell table:style-name="ce3" office:value-type="string" calcext:value-type="string">
            <text:p>Order Qtty</text:p>
          </table:table-cell>
          <table:table-cell table:style-name="ce8" office:value-type="string" calcext:value-type="string">
            <text:p>Unit cost</text:p>
          </table:table-cell>
          <table:table-cell table:style-name="ce3" office:value-type="string" calcext:value-type="string">
            <text:p>Item Cost</text:p>
          </table:table-cell>
          <table:table-cell table:style-name="ce2" table:number-columns-repeated="54"/>
        </table:table-row>
        <table:table-row table:style-name="ro1">
          <table:table-cell office:value-type="string" calcext:value-type="string">
            <text:p>&gt; <text:s/>C1, C2</text:p>
          </table:table-cell>
          <table:table-cell office:value-type="string" calcext:value-type="string">
            <text:p>560pF</text:p>
          </table:table-cell>
          <table:table-cell office:value-type="string" calcext:value-type="string">
            <text:p>D5.0, P2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1835017" calcext:value-type="float">
            <text:p>18350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857" calcext:value-type="float">
            <text:p>0.09</text:p>
          </table:table-cell>
          <table:table-cell table:style-name="ce9" table:formula="of:=([.H2]*[.I2])" office:value-type="float" office:value="0.1714" calcext:value-type="float">
            <text:p>0.1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&gt; <text:s/>C3, 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5.0, P2.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1457568" calcext:value-type="float">
            <text:p>14575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table:style-name="ce9" table:formula="of:=([.H3]*[.I3])" office:value-type="float" office:value="2.34" calcext:value-type="float">
            <text:p>2.3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&gt; <text:s/>D1-D4, D8, D9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O-35 SOD27 P2.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2889101" calcext:value-type="float">
            <text:p>28891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27" calcext:value-type="float">
            <text:p>0.23</text:p>
          </table:table-cell>
          <table:table-cell table:style-name="ce9" table:formula="of:=([.H4]*[.I4])" office:value-type="float" office:value="0.454" calcext:value-type="float">
            <text:p>0.4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&gt; <text:s/>D5-D7</text:p>
          </table:table-cell>
          <table:table-cell office:value-type="string" calcext:value-type="string">
            <text:p>PWR/TX</text:p>
          </table:table-cell>
          <table:table-cell office:value-type="string" calcext:value-type="string">
            <text:p>LED D3.0, P2.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1735246" calcext:value-type="float">
            <text:p>17352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08" calcext:value-type="float">
            <text:p>0.31</text:p>
          </table:table-cell>
          <table:table-cell table:style-name="ce9" table:formula="of:=([.H5]*[.I5])" office:value-type="float" office:value="0.308" calcext:value-type="float">
            <text:p>0.3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<text:s text:c="4"/>F1</text:p>
          </table:table-cell>
          <table:table-cell office:value-type="string" calcext:value-type="string">
            <text:p>100mA</text:p>
          </table:table-cell>
          <table:table-cell office:value-type="string" calcext:value-type="string">
            <text:p>Littelfuse 395, P5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2786454" calcext:value-type="float">
            <text:p>2786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69" calcext:value-type="float">
            <text:p>3.69</text:p>
          </table:table-cell>
          <table:table-cell table:style-name="ce9" table:formula="of:=([.H6]*[.I6])" office:value-type="float" office:value="3.69" calcext:value-type="float">
            <text:p>3.6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<text:s text:c="4"/>F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Littelfuse 395, P5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2786457" calcext:value-type="float">
            <text:p>27864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table:style-name="ce9" table:formula="of:=([.H7]*[.I7])" office:value-type="float" office:value="0.82" calcext:value-type="float">
            <text:p>0.8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NPN SENSOR</text:p>
          </table:table-cell>
          <table:table-cell office:value-type="string" calcext:value-type="string">
            <text:p>Phoenix MPT 1x03 P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3041360" calcext:value-type="float">
            <text:p>30413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  <table:table-cell table:style-name="ce9" table:formula="of:=([.H8]*[.I8])" office:value-type="float" office:value="1.94" calcext:value-type="float">
            <text:p>1.9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Screw_Terminal_01x05</text:p>
          </table:table-cell>
          <table:table-cell office:value-type="string" calcext:value-type="string">
            <text:p>Phoenix MPT 1x05 P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2776439" calcext:value-type="float">
            <text:p>2776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2" calcext:value-type="float">
            <text:p>3.20</text:p>
          </table:table-cell>
          <table:table-cell table:style-name="ce9" table:formula="of:=([.H9]*[.I9])" office:value-type="float" office:value="3.2" calcext:value-type="float">
            <text:p>3.2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M12-5PIN</text:p>
          </table:table-cell>
          <table:table-cell office:value-type="string" calcext:value-type="string">
            <text:p>Phoenix MPT 1x04 P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3041414" calcext:value-type="float">
            <text:p>30414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table:style-name="ce9" table:formula="of:=([.H10]*[.I10])" office:value-type="float" office:value="1.05" calcext:value-type="float">
            <text:p>1.0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<text:s text:c="4"/>J4</text:p>
          </table:table-cell>
          <table:table-cell office:value-type="string" calcext:value-type="string">
            <text:p>RELAYS</text:p>
          </table:table-cell>
          <table:table-cell office:value-type="string" calcext:value-type="string">
            <text:p>Phoenix MPT 1x06 P2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3041426" calcext:value-type="float">
            <text:p>30414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7" calcext:value-type="float">
            <text:p>3.70</text:p>
          </table:table-cell>
          <table:table-cell table:style-name="ce9" table:formula="of:=([.H11]*[.I11])" office:value-type="float" office:value="3.7" calcext:value-type="float">
            <text:p>3.7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&gt; <text:s/>K1, K2</text:p>
          </table:table-cell>
          <table:table-cell office:value-type="string" calcext:value-type="string">
            <text:p>Form C Relay</text:p>
          </table:table-cell>
          <table:table-cell office:value-type="string" calcext:value-type="string">
            <text:p>RS_RELAY_476-7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</text:p>
          </table:table-cell>
          <table:table-cell table:style-name="ce7" office:value-type="string" calcext:value-type="string">
            <text:p>476-7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9" calcext:value-type="float">
            <text:p>2.29</text:p>
          </table:table-cell>
          <table:table-cell table:style-name="ce9" table:formula="of:=([.H12]*[.I12])" office:value-type="float" office:value="4.58" calcext:value-type="float">
            <text:p>4.58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&gt; <text:s/>Q1, Q2</text:p>
          </table:table-cell>
          <table:table-cell office:value-type="string" calcext:value-type="string">
            <text:p>2N2219</text:p>
          </table:table-cell>
          <table:table-cell office:value-type="string" calcext:value-type="string">
            <text:p>TO-39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1611599" calcext:value-type="float">
            <text:p>16115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65" calcext:value-type="float">
            <text:p>2.65</text:p>
          </table:table-cell>
          <table:table-cell table:style-name="ce9" table:formula="of:=([.H13]*[.I13])" office:value-type="float" office:value="5.3" calcext:value-type="float">
            <text:p>5.3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&gt; <text:s/>R1-R4</text:p>
          </table:table-cell>
          <table:table-cell office:value-type="string" calcext:value-type="string">
            <text:p>1K4, 1W</text:p>
          </table:table-cell>
          <table:table-cell office:value-type="string" calcext:value-type="string">
            <text:p>DIN0207 L6.3 D2.5 P2.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6534478" calcext:value-type="float">
            <text:p>653447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0</text:p>
          </table:table-cell>
          <table:table-cell table:style-name="ce9" table:formula="of:=([.H14]*[.I14])" office:value-type="float" office:value="0.4" calcext:value-type="float">
            <text:p>0.4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&gt; <text:s/>R5,R6,R8,R13</text:p>
          </table:table-cell>
          <table:table-cell office:value-type="string" calcext:value-type="string">
            <text:p>4K7, 125mW</text:p>
          </table:table-cell>
          <table:table-cell office:value-type="string" calcext:value-type="string">
            <text:p>DIN0204 L3.6 D1.6 P2.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9343253" calcext:value-type="float">
            <text:p>93432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99" calcext:value-type="float">
            <text:p>0.03</text:p>
          </table:table-cell>
          <table:table-cell table:style-name="ce9" table:formula="of:=([.H15]*[.I15])" office:value-type="float" office:value="0.0299" calcext:value-type="float">
            <text:p>0.0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&gt; <text:s/>R7,R9,R10</text:p>
          </table:table-cell>
          <table:table-cell office:value-type="string" calcext:value-type="string">
            <text:p>200R, 125mW</text:p>
          </table:table-cell>
          <table:table-cell office:value-type="string" calcext:value-type="string">
            <text:p>DIN0204 L3.6 D1.6 P5.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9342770" calcext:value-type="float">
            <text:p>93427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99" calcext:value-type="float">
            <text:p>0.03</text:p>
          </table:table-cell>
          <table:table-cell table:style-name="ce9" table:formula="of:=([.H16]*[.I16])" office:value-type="float" office:value="0.0299" calcext:value-type="float">
            <text:p>0.0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&gt; <text:s/>R11, R1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IN0204 L3.6 D1.6 P5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9342397" calcext:value-type="float">
            <text:p>934239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313" calcext:value-type="float">
            <text:p>0.03</text:p>
          </table:table-cell>
          <table:table-cell table:style-name="ce9" table:formula="of:=([.H17]*[.I17])" office:value-type="float" office:value="0.0313" calcext:value-type="float">
            <text:p>0.0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DIP SPSTx08 Slide W7.62 P2.54 LowPro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2452332" calcext:value-type="float">
            <text:p>24523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style-name="ce9" table:formula="of:=([.H18]*[.I18])" office:value-type="float" office:value="0.85" calcext:value-type="float">
            <text:p>0.8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CNY74-4H</text:p>
          </table:table-cell>
          <table:table-cell office:value-type="string" calcext:value-type="string">
            <text:p>DIP-16 W7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1045432" calcext:value-type="float">
            <text:p>1045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table:style-name="ce9" table:formula="of:=([.H19]*[.I19])" office:value-type="float" office:value="1.7" calcext:value-type="float">
            <text:p>1.7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Teensy_3.2</text:p>
          </table:table-cell>
          <table:table-cell office:value-type="string" calcext:value-type="string">
            <text:p>Teensy 32 L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moroni</text:p>
          </table:table-cell>
          <table:table-cell table:style-name="ce7" office:value-type="string" calcext:value-type="string">
            <text:p>TEENSY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.00</text:p>
          </table:table-cell>
          <table:table-cell table:style-name="ce9" table:formula="of:=([.H20]*[.I20])" office:value-type="float" office:value="18" calcext:value-type="float">
            <text:p>18.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TEC2-2411WI</text:p>
          </table:table-cell>
          <table:table-cell office:value-type="string" calcext:value-type="string">
            <text:p>DCDC TRACO 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2854919" calcext:value-type="float">
            <text:p>28549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.07" calcext:value-type="float">
            <text:p>8.07</text:p>
          </table:table-cell>
          <table:table-cell table:style-name="ce9" table:formula="of:=([.H21]*[.I21])" office:value-type="float" office:value="8.07" calcext:value-type="float">
            <text:p>8.0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string" calcext:value-type="string">
            <text:p>MCP2551-I-P</text:p>
          </table:table-cell>
          <table:table-cell office:value-type="string" calcext:value-type="string">
            <text:p>DIP-8 W7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table:style-name="ce6" office:value-type="float" office:value="1292240" calcext:value-type="float">
            <text:p>1292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0</text:p>
          </table:table-cell>
          <table:table-cell table:style-name="ce9" table:formula="of:=([.H22]*[.I22])" office:value-type="float" office:value="0.9" calcext:value-type="float">
            <text:p>0.9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<text:s text:c="4"/>E1</text:p>
          </table:table-cell>
          <table:table-cell office:value-type="string" calcext:value-type="string">
            <text:p>Enclosure</text:p>
          </table:table-cell>
          <table:table-cell office:value-type="string" calcext:value-type="string">
            <text:p>RS 80x80 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</text:p>
          </table:table-cell>
          <table:table-cell table:style-name="ce7" office:value-type="string" calcext:value-type="string">
            <text:p>919-0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63" calcext:value-type="float">
            <text:p>2.63</text:p>
          </table:table-cell>
          <table:table-cell table:style-name="ce9" table:formula="of:=([.H23]*[.I23])" office:value-type="float" office:value="2.63" calcext:value-type="float">
            <text:p>2.63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8" office:value-type="string" calcext:value-type="string">
            <text:p>TOTAL</text:p>
          </table:table-cell>
          <table:table-cell table:style-name="ce9" table:formula="of:=SUM([.J2:.J23])" office:value-type="float" office:value="60.1945" calcext:value-type="float">
            <text:p>60.19</text:p>
          </table:table-cell>
          <table:table-cell table:number-columns-repeated="54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7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5:09:32.135221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3T15:57:09.422447525</meta:creation-date>
    <dc:date>2020-08-14T15:18:17.321003685</dc:date>
    <meta:editing-duration>PT38M49S</meta:editing-duration>
    <meta:editing-cycles>6</meta:editing-cycles>
    <meta:generator>LibreOffice/6.3.5.2$Linux_X86_64 LibreOffice_project/30$Build-2</meta:generator>
    <meta:print-date>2020-08-14T13:48:33.313185712</meta:print-date>
    <meta:document-statistic meta:table-count="1" meta:cell-count="229" meta:object-count="0"/>
  </office:meta>
</office:document-meta>
</file>